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bf0bc" officeooo:paragraph-rsid="000bf0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18:48:51.497591932</meta:creation-date>
    <dc:date>2021-08-08T18:49:19.730823858</dc:date>
    <meta:editing-duration>PT2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